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TableColumn3" style:family="table-column">
      <style:table-column-properties style:column-width="1.6131in"/>
    </style:style>
    <style:style style:name="TableColumn4" style:family="table-column">
      <style:table-column-properties style:column-width="1.6465in"/>
    </style:style>
    <style:style style:name="TableColumn5" style:family="table-column">
      <style:table-column-properties style:column-width="1.5166in"/>
    </style:style>
    <style:style style:name="TableColumn6" style:family="table-column">
      <style:table-column-properties style:column-width="1.516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B4C6E7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B4C6E7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ableCell21" style:family="table-cell">
      <style:table-cell-properties fo:border="0.0069in solid #B4C6E7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</style:style>
    <style:style style:name="TableCell23" style:family="table-cell">
      <style:table-cell-properties fo:border="0.0069in solid #B4C6E7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B4C6E7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B4C6E7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B4C6E7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B4C6E7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B4C6E7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Cell41" style:family="table-cell">
      <style:table-cell-properties fo:border="0.0069in solid #B4C6E7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B4C6E7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="0.0069in solid #B4C6E7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B4C6E7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B4C6E7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B4C6E7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B4C6E7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B4C6E7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4C6E7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4C6E7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B4C6E7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B4C6E7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B4C6E7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B4C6E7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B4C6E7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B4C6E7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Moscow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ust</text:p>
          </table:table-cell>
          <table:table-cell table:style-name="TableCell10">
            <text:p text:style-name="P11">Should</text:p>
          </table:table-cell>
          <table:table-cell table:style-name="TableCell12">
            <text:p text:style-name="P13">Could</text:p>
          </table:table-cell>
          <table:table-cell table:style-name="TableCell14">
            <text:p text:style-name="P15">Won’t</text:p>
          </table:table-cell>
        </table:table-row>
        <table:table-row table:style-name="TableRow16">
          <table:table-cell table:style-name="TableCell17">
            <text:p text:style-name="P18">Html/php</text:p>
          </table:table-cell>
          <table:table-cell table:style-name="TableCell19">
            <text:p text:style-name="P20">Link naar live radio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Cross browser</text:p>
          </table:table-cell>
          <table:table-cell table:style-name="TableCell28">
            <text:p text:style-name="P29">Aanpasbare font grote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Responsief<text:s/>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Data base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Olthof</meta:initial-creator>
    <dc:creator>Stijn Olthof</dc:creator>
    <meta:creation-date>2015-11-11T13:00:00Z</meta:creation-date>
    <dc:date>2015-11-11T13:03:00Z</dc:date>
    <meta:template xlink:href="Normal" xlink:type="simple"/>
    <meta:editing-cycles>2</meta:editing-cycles>
    <meta:editing-duration>PT180S</meta:editing-duration>
    <meta:document-statistic meta:page-count="1" meta:paragraph-count="1" meta:word-count="23" meta:character-count="150" meta:row-count="1" meta:non-whitespace-character-count="128"/>
  </office:meta>
</office:document-meta>
</file>